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start" style:justify-single-word="false"/>
      <style:text-properties style:text-underline-style="solid" style:text-underline-width="auto" style:text-underline-color="font-color" fo:font-weight="bold" officeooo:rsid="001b7eae" officeooo:paragraph-rsid="001b7eae" style:font-weight-asian="bold"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b7eae" officeooo:paragraph-rsid="001b7eae"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b7eae" officeooo:paragraph-rsid="001b7eae" style:font-weight-asian="bold" style:font-weight-complex="bold"/>
    </style:style>
    <style:style style:name="P6" style:family="paragraph" style:parent-style-name="Standard">
      <style:paragraph-properties fo:text-align="center" style:justify-single-word="false"/>
      <style:text-properties style:text-underline-style="none" fo:font-weight="normal" officeooo:rsid="001b7eae" officeooo:paragraph-rsid="001b7eae"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line-through-style="solid" style:text-line-through-type="singl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lf Organizing Maps (SOM)</text:p>
      <text:p text:style-name="P6">(sometimes called a Kohonen Map)</text:p>
      <text:p text:style-name="P4"/>
      <text:p text:style-name="P5"><text:span text:style-name="T3">-Used for both Anomaly Detection and DR.</text:span></text:p>
      <text:p text:style-name="P5"><text:span text:style-name="T3">-Type of Artificial Neural Network (ANN)</text:span></text:p>
      <text:p text:style-name="P5"><text:span text:style-name="T3">-Trained using unsupervised learning to produce a low-dimensional discretized representation of the input space of the training samples called a MAP and is therefore also a method to perform DR</text:span></text:p>
      <text:p text:style-name="P5"><text:span text:style-name="T3">-Different from other ANN as they apply </text:span><text:span text:style-name="T1">Competitive Learning </text:span><text:span text:style-name="T3"><text:s/>instead of error-correcting learning.</text:span></text:p>
      <text:p text:style-name="P5"><text:span text:style-name="T3">-Use a neighbourhood function to preserve topological properties of the input space (k-NN)</text:span></text:p>
      <text:p text:style-name="P5"><text:span text:style-name="T3"/></text:p>
      <text:p text:style-name="P2"><text:bookmark text:name="1176"/><text:span text:style-name="Strong_20_Emphasis"><text:span text:style-name="T2">The Algorithm:</text:span></text:span></text:p>
      <text:list xml:id="list1180409651" text:style-name="L1">
        <text:list-item>
          <text:p text:style-name="P3"><text:bookmark text:name="4537"/>Each node’s weights are initialized.</text:p>
        </text:list-item>
        <text:list-item>
          <text:p text:style-name="P3"><text:bookmark text:name="aed3"/>A vector is chosen at random from the set of training data.</text:p>
        </text:list-item>
        <text:list-item>
          <text:p text:style-name="P3"><text:bookmark text:name="2ec1"/>Every node is examined to calculate which one’s weights are most like the input vector. The winning node is commonly known as the <text:span text:style-name="Strong_20_Emphasis">Best Matching Unit</text:span> (BMU).</text:p>
        </text:list-item>
        <text:list-item>
          <text:p text:style-name="P3"><text:bookmark text:name="d336"/>Then the neighbourhood of the BMU is calculated. The amount of neighbors decreases over time.</text:p>
        </text:list-item>
        <text:list-item>
          <text:p text:style-name="P3"><text:bookmark text:name="ede6"/>The winning weight is rewarded with becoming more like the sample vector. The nighbors also become more like the sample vector. The closer a node is to the BMU, the more its weights get altered and the farther away the neighbor is from the BMU, the less it learns.</text:p>
        </text:list-item>
        <text:list-item>
          <text:p text:style-name="P1"><text:bookmark text:name="0f8b"/>Repeat step 2 for N iterations.</text:p>
        </text:list-item>
      </text:list>
      <text:p text:style-name="Text_20_body">Best Matching Unit is a technique which calculates the distance from each weight to the sample vector, by running through all weight vectors. The weight with the shortest distance is the winner. There are numerous ways to determine the distance, however, the most commonly used method is the Euclidean Distance</text:p>
      <text:p text:style-name="Text_20_body"><text:a xlink:type="simple" xlink:href="https://towardsdatascience.com/self-organizing-maps-ff5853a118d4" text:style-name="Internet_20_link" text:visited-style-name="Visited_20_Internet_20_Link">https://towardsdatascience.com/self-organizing-maps-ff5853a118d4</text:a></text:p>
      <text:p text:style-name="Text_20_body">Applications of the growing self-organizing map, Th. Villmann, H.-U. Bauer, May 1998</text:p>
      <text:p text:style-name="Text_20_body">https://pdfs.semanticscholar.org/0cfc/ffcf796f0f2f2be202222a07584c9474541c.pdf</text:p>
      <text:p text:style-name="Text_20_body"/>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1:19:37.715512096</meta:creation-date>
    <dc:date>2019-10-22T11:47:15.994453615</dc:date>
    <meta:editing-duration>PT9M10S</meta:editing-duration>
    <meta:editing-cycles>1</meta:editing-cycles>
    <meta:generator>LibreOffice/6.0.7.3$Linux_X86_64 LibreOffice_project/00m0$Build-3</meta:generator>
    <meta:document-statistic meta:table-count="0" meta:image-count="0" meta:object-count="0" meta:page-count="1" meta:paragraph-count="18" meta:word-count="264" meta:character-count="1720" meta:non-whitespace-character-count="1479"/>
  </office:meta>
</office:document-meta>
</file>